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tkinson Hyperlegible" svg:font-family="'Atkinson Hyperlegible', Arial, Helvetica, sans-serif"/>
    <style:font-face style:name="Encode Sans" svg:font-family="'Encode Sans',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444444" style:font-name="Arial" fo:letter-spacing="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fo:letter-spacing="normal"/>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tkinson Hyperlegible" fo:font-size="12pt" fo:letter-spacing="normal" fo:font-style="normal" fo:font-weight="normal"/>
    </style:style>
    <style:style style:name="P4" style:family="paragraph" style:parent-style-name="Text_20_body">
      <style:paragraph-properties fo:margin-left="0cm" fo:margin-right="0cm" fo:text-align="start" style:justify-single-word="false" fo:orphans="2" fo:widows="2" fo:text-indent="0cm" style:auto-text-indent="false"/>
      <style:text-properties style:font-name="Atkinson Hyperlegible"/>
    </style:style>
    <style:style style:name="T1" style:family="text">
      <style:text-properties style:font-name="Atkinson Hyperlegible" fo:font-size="12pt" fo:font-style="normal" fo:font-weight="normal"/>
    </style:style>
    <style:style style:name="T2" style:family="text">
      <style:text-properties fo:font-variant="normal" fo:text-transform="none" fo:color="#444444"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wenty years from now you will be more disappointed by the things that you didn’t do than by the ones you did do. Sail away from your safe harbour. Explore. Dream. Discover.” Mark Twain.</text:span></text:p>
      <text:p text:style-name="P3">Moving around has become very easy and comfortable.</text:p>
      <text:p text:style-name="P3">Back to antiquity, people had to spend weeks, months or even years before they arrived at their destination.</text:p>
      <text:p text:style-name="P3">At first, only wealthy people could afford moving around for fun.</text:p>
      <text:p text:style-name="P3">Now travelling has become an exciting challenge for you and me!</text:p>
      <text:p text:style-name="P3">Are you ready to take off?</text:p>
      <text:p text:style-name="P2">“<text:span text:style-name="T1">There is a whole world out there. Pack your backpack, your best friend and go.”</text:span></text:p>
      <text:p text:style-name="P3">Travelling with friends can help extend the good times.</text:p>
      <text:p text:style-name="P3">A hop-on hop-off tour bus ensures you will see the most popular attractions.</text:p>
      <text:p text:style-name="P3">Have you ever heard of museums in the eyes of teenage visitors?</text:p>
      <text:p text:style-name="P3">There are some awesome trip activities,</text:p>
      <text:p text:style-name="P3">and … there may be a theme park.</text:p>
      <text:p text:style-name="P3">The costs of things like rooms and transport can be shared.</text:p>
      <text:p text:style-name="P3">But when a trip isn’t organised well …</text:p>
      <text:p text:style-name="P3">people waste time and money</text:p>
      <text:p text:style-name="P3">people get nervous</text:p>
      <text:p text:style-name="P3">things go wrong. Avoid things that can go wrong</text:p>
      <text:p text:style-name="P3">and plan your trip carefully.</text:p>
      <text:p text:style-name="P3">So …, do you want to have an unforgettable trip?</text:p>
      <text:p text:style-name="P4"><text:span text:style-name="T2">Moving around is here to help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tkinson Hyperlegible" svg:font-family="'Atkinson Hyperlegible', Arial, Helvetica, sans-serif"/>
    <style:font-face style:name="Encode Sans" svg:font-family="'Encode Sans',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íos Ruiz</meta:initial-creator>
    <meta:creation-date>2022-06-21T13:31:27.04</meta:creation-date>
    <dc:date>2022-07-07T16:18:39.86</dc:date>
    <dc:creator>Carlos Ríos Ruiz</dc:creator>
    <meta:editing-duration>PT4M15S</meta:editing-duration>
    <meta:editing-cycles>4</meta:editing-cycles>
    <meta:generator>OpenOffice/4.1.11$Win32 OpenOffice.org_project/4111m1$Build-9808</meta:generator>
    <meta:document-statistic meta:table-count="0" meta:image-count="0" meta:object-count="0" meta:page-count="1" meta:paragraph-count="20" meta:word-count="211" meta:character-count="1145"/>
  </office:meta>
</office:document-meta>
</file>